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d04bc" officeooo:paragraph-rsid="001d04bc" style:font-weight-asian="bold" style:font-weight-complex="bold"/>
    </style:style>
    <style:style style:name="P2" style:family="paragraph" style:parent-style-name="Standard">
      <style:text-properties fo:font-weight="bold" officeooo:rsid="001d2a90" officeooo:paragraph-rsid="001d2a90" style:font-weight-asian="bold" style:font-weight-complex="bold"/>
    </style:style>
    <style:style style:name="P3" style:family="paragraph" style:parent-style-name="Standard">
      <style:text-properties fo:font-weight="normal" officeooo:rsid="001d04bc" officeooo:paragraph-rsid="001d04bc" style:font-weight-asian="normal" style:font-weight-complex="normal"/>
    </style:style>
    <style:style style:name="P4" style:family="paragraph" style:parent-style-name="Standard">
      <style:text-properties fo:font-weight="normal" officeooo:rsid="001d2a90" officeooo:paragraph-rsid="001d2a9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htävä 2 raportti</text:p>
      <text:p text:style-name="P1"/>
      <text:p text:style-name="P1">Kysymys1 : Tarkastellaan aluksi wines-datajoukkoa. Millä dimensionaalisuuden vähentämismenetelmällä saavutetaan tälle datajoukolle paras lopputulos mahdollisimman nopeassa ajassa?</text:p>
      <text:p text:style-name="P3">Paras lopputulos (evaluated accuracy) saatiin T-SNE menetelmällä ajassa 0,95 sec. Nopein menetelmä oli PCA ajalla 0.0009 sec, mutta accuracy on tässä alempi. Joten tälle datajoukolle paras lopputulos saatiin menetelmällä T-SNE</text:p>
      <text:p text:style-name="P3"/>
      <text:p text:style-name="P1">Kysymys2: Tarkastellaan seuraavaksi COIL20 datajoukkoa. Mikä tai mitkä algoritmeista onnistuivat mielestäsi parhaiten säilyttämään sekä datan lokaalit piirteet (samannäköiset näytteet ovat mahdollisimman lähellä toisiaan) mutta toisaalta myös datan globaalit piirteet (erinäköiset näytteet omissa ryhmissään ovat erillään toisista ryhmistä)?</text:p>
      <text:p text:style-name="P4">U-MAP algoritmi on asettanut samannäköiset näytteet lähelle toisiaan ja erinäköiset näytteet ovat erillään muista ryhmistä. Saman efektin on saanut aikaan myös T-SNE algoritmi, mutta U-MAP on hoitanut homman paremmin tässä kontekstissa.</text:p>
      <text:p text:style-name="P4"/>
      <text:p text:style-name="P2">Kysymys3: Onko datajoukon fashionMNIST muuttujien väliset riippuvuussuhteet täysin lineaarisesti selitettävissä suoritettujen dimensionaalisuuden vähentämisenetelmien tuottamien lopputulosten perusteella?</text:p>
      <text:p text:style-name="P4">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7:41:33.870531777</meta:creation-date>
    <dc:date>2019-04-22T18:01:10.431962894</dc:date>
    <meta:editing-duration>PT9M26S</meta:editing-duration>
    <meta:editing-cycles>1</meta:editing-cycles>
    <meta:document-statistic meta:table-count="0" meta:image-count="0" meta:object-count="0" meta:page-count="1" meta:paragraph-count="7" meta:word-count="134" meta:character-count="1206" meta:non-whitespace-character-count="1079"/>
    <meta:generator>LibreOffice/6.2.2.2$Linux_X86_64 LibreOffice_project/20$Build-2</meta:generator>
  </office:meta>
</office:document-meta>
</file>